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910da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жа вокруг глаз действительно самая тонкая на всём теле. Кристина Зырянова, врач-косметолог салона <text:span text:style-name="T1">Le Colon</text:span>, рассказывает о её отличиях от остальных зон лица: очень тонкий эпидермис, мало коллагена и эластина, нет сальных желёз, зато есть сильно развитая сеть кровеносных и лимфатических сосудов. При этом мимики тоже предостаточно, так что закономерным образом появляются сухость, морщинки, отёки и тёмные круги. Однако всё это не означает, что нужно обзаводиться очередной банкой. Кожа лица в целом требует грамотного ухода, который подразумевает отсутствие травмирующих процедур, качественное увлажнение и защиту от солнца — но почему-то именно область вокруг глаз обросла миф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4S</meta:editing-duration>
    <meta:editing-cycles>3</meta:editing-cycles>
    <meta:generator>LibreOffice/5.1.1.3$Windows_X86_64 LibreOffice_project/89f508ef3ecebd2cfb8e1def0f0ba9a803b88a6d</meta:generator>
    <dc:date>2017-11-21T16:14:56.343000000</dc:date>
    <meta:document-statistic meta:table-count="0" meta:image-count="0" meta:object-count="0" meta:page-count="1" meta:paragraph-count="1" meta:word-count="94" meta:character-count="684" meta:non-whitespace-character-count="590"/>
    <meta:user-defined meta:name="Info 1"/>
    <meta:user-defined meta:name="Info 2"/>
    <meta:user-defined meta:name="Info 3"/>
    <meta:user-defined meta:name="Info 4"/>
  </office:meta>
</office:document-meta>
</file>